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tedServerHttpRequest.initSs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edServer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HttpRequestBuilder.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tedServerHttpRequest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HttpRequest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HttpRequestBuilder.headers( Consumer &lt; HttpHeaders &gt; head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tedServerHttpRequest.MutatedServerHttpRequest( URI uri , @ Nullable String contextPath , HttpMethod method , @ Nullable SslInfo sslInfo , @ Nullable InetSocketAddress remoteAddress , HttpHeaders headers , Flux &lt; DataBuffer &gt; body , ServerHttpRequest original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HttpRequestBuilder.header( String headerName , String ... header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HttpRequestBuilder.remoteAddress( InetSocketAddress remot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tedServerHttpReques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HttpRequestBuilder.sslInfo( SslInfo ssl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HttpRequestBuilder.getUriToUs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efaultServerHttpRequestBuilder.method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tedServerHttpRequ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HttpRequestBuilder.contextPath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tedServerHttpRequest.ini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edServerHttpRequest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HttpRequestBuilder.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HttpRequestBuilder.DefaultServerHttpRequestBuilder( ServerHttpRequest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tatedServerHttp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